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0.95cm" fo:min-width="2.3cm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standard">
      <style:graphic-properties draw:textarea-horizontal-align="justify" draw:textarea-vertical-align="middle" draw:auto-grow-height="false" fo:min-height="0.15cm" fo:min-width="2.09cm"/>
    </style:style>
    <style:style style:name="gr5" style:family="graphic" style:parent-style-name="standard">
      <style:graphic-properties draw:textarea-horizontal-align="justify" draw:textarea-vertical-align="middle" draw:auto-grow-height="false" fo:min-height="0.15cm" fo:min-width="1.032cm"/>
    </style:style>
    <style:style style:name="gr6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1.2cm" svg:x="2.4cm" svg:y="9cm">
          <text:p text:style-name="P1">30 00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cm" svg:height="1.2cm" svg:x="5.3cm" svg:y="9cm">
          <text:p text:style-name="P1">60 00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cm" svg:height="1.2cm" svg:x="9.9cm" svg:y="9cm">
          <text:p text:style-name="P1">20 00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1.2cm" svg:x="12.8cm" svg:y="9cm">
          <text:p text:style-name="P1">80 00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1.2cm" svg:x="6.2cm" svg:y="12.8cm">
          <text:p text:style-name="P1">30 00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cm" svg:height="1.2cm" svg:x="9.1cm" svg:y="12.8cm">
          <text:p text:style-name="P1">80 000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2cm" svg:height="1.673cm" svg:x="12.4cm" svg:y="12.5cm">
          <draw:text-box>
            <text:p>Genotyp des Boidkindes</text:p>
          </draw:text-box>
        </draw:frame>
        <draw:custom-shape draw:style-name="gr4" draw:text-style-name="P1" draw:layer="layout" svg:width="2.96cm" svg:height="0.8cm" draw:transform="rotate (-0.62168627956038) translate (4.694cm 10.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96cm" svg:height="0.8cm" draw:transform="rotate (-2.36771366325551) translate (13.676cm 10.83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8cm" svg:height="1.2cm" svg:x="7.8cm" svg:y="16.3cm">
          <text:p text:style-name="P1">80 000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5cm" svg:height="0.8cm" draw:transform="rotate (-1.87361095201591) translate (10.686cm 14.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4.4cm" svg:height="2.384cm" svg:x="11cm" svg:y="15.927cm">
          <draw:text-box>
            <text:p>Phänotyp des Boidkindes</text:p>
          </draw:text-box>
        </draw:frame>
        <draw:frame draw:style-name="gr3" draw:text-style-name="P3" draw:layer="layout" svg:width="4.2cm" svg:height="1.673cm" svg:x="10.9cm" svg:y="7.2cm">
          <draw:text-box>
            <text:p>Genotyp des Vaterboids</text:p>
          </draw:text-box>
        </draw:frame>
        <draw:frame draw:style-name="gr3" draw:text-style-name="P3" draw:layer="layout" svg:width="4.2cm" svg:height="1.673cm" svg:x="3.4cm" svg:y="7.2cm">
          <draw:text-box>
            <text:p>Genotyp des Mutterboid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22:25:55.863078682</meta:creation-date>
    <dc:date>2016-10-16T22:43:50.936983113</dc:date>
    <meta:editing-duration>PT17M54S</meta:editing-duration>
    <meta:editing-cycles>3</meta:editing-cycles>
    <meta:generator>LibreOffice/5.0.6.2$Linux_X86_64 LibreOffice_project/00m0$Build-2</meta:generator>
    <meta:document-statistic meta:object-count="14"/>
  </office:meta>
</office:document-meta>
</file>